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a25b" officeooo:paragraph-rsid="0009a25b"/>
    </style:style>
    <style:style style:name="P2" style:family="paragraph" style:parent-style-name="Text_20_body">
      <style:text-properties officeooo:rsid="000b138c" officeooo:paragraph-rsid="000b138c"/>
    </style:style>
    <style:style style:name="P3" style:family="paragraph" style:parent-style-name="Text_20_body">
      <style:paragraph-properties fo:text-align="center" style:justify-single-word="false"/>
      <style:text-properties officeooo:rsid="000b138c" officeooo:paragraph-rsid="000b138c"/>
    </style:style>
    <style:style style:name="P4" style:family="paragraph" style:parent-style-name="Table_20_Contents">
      <style:text-properties officeooo:rsid="0009a25b" officeooo:paragraph-rsid="0009a25b"/>
    </style:style>
    <style:style style:name="P5" style:family="paragraph" style:parent-style-name="Table_20_Contents">
      <style:text-properties officeooo:rsid="0009a750" officeooo:paragraph-rsid="0009a750"/>
    </style:style>
    <style:style style:name="P6" style:family="paragraph" style:parent-style-name="Table_20_Contents">
      <style:text-properties officeooo:rsid="0009e24c" officeooo:paragraph-rsid="0009e24c"/>
    </style:style>
    <style:style style:name="T1" style:family="text">
      <style:text-properties officeooo:rsid="0009a750"/>
    </style:style>
    <style:style style:name="T2" style:family="text">
      <style:text-properties officeooo:rsid="000dbc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h Lemanek</text:p>
      <text:p text:style-name="P2">10/29/17</text:p>
      <text:p text:style-name="P3">CSE530 Lab 3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Function Name</text:p>
          </table:table-cell>
          <table:table-cell table:style-name="Table1.A1" office:value-type="string">
            <text:p text:style-name="P4">Syntax</text:p>
          </table:table-cell>
          <table:table-cell table:style-name="Table1.A1" office:value-type="string">
            <text:p text:style-name="P4">Arguments</text:p>
          </table:table-cell>
          <table:table-cell table:style-name="Table1.D1" office:value-type="string">
            <text:p text:style-name="P4">Return Values</text:p>
          </table:table-cell>
        </table:table-row>
        <table:table-row>
          <table:table-cell table:style-name="Table1.A2" office:value-type="string">
            <text:p text:style-name="P4">listen</text:p>
          </table:table-cell>
          <table:table-cell table:style-name="Table1.A2" office:value-type="string">
            <text:p text:style-name="P6">Int listen(int sockfd, int backlog)</text:p>
          </table:table-cell>
          <table:table-cell table:style-name="Table1.A2" office:value-type="string">
            <text:p text:style-name="P6">Sockfd: file descriptor to socket</text:p>
            <text:p text:style-name="P6">backlog: maximum length of connection queue</text:p>
          </table:table-cell>
          <table:table-cell table:style-name="Table1.D2" office:value-type="string">
            <text:p text:style-name="P6">Return 0 on success, -1 on failure</text:p>
          </table:table-cell>
        </table:table-row>
        <table:table-row>
          <table:table-cell table:style-name="Table1.A2" office:value-type="string">
            <text:p text:style-name="P4">accept</text:p>
          </table:table-cell>
          <table:table-cell table:style-name="Table1.A2" office:value-type="string">
            <text:p text:style-name="P5">Int accept(int sockfd, struct sockaddr *addr, socklen_t *addrlen)</text:p>
          </table:table-cell>
          <table:table-cell table:style-name="Table1.A2" office:value-type="string">
            <text:p text:style-name="P5">Sockfd: file descriptor to socket <text:span text:style-name="T2">already binded and listening</text:span></text:p>
            <text:p text:style-name="P5">addr: the <text:span text:style-name="T2">space for the accepted socket </text:span></text:p>
            <text:p text:style-name="P5">Addrlen: length of <text:span text:style-name="T2">the</text:span> address</text:p>
          </table:table-cell>
          <table:table-cell table:style-name="Table1.D2" office:value-type="string">
            <text:p text:style-name="P6">Return a new accepting file descriptor socket if successful, -1 if error</text:p>
          </table:table-cell>
        </table:table-row>
        <table:table-row>
          <table:table-cell table:style-name="Table1.A2" office:value-type="string">
            <text:p text:style-name="P4">connect</text:p>
          </table:table-cell>
          <table:table-cell table:style-name="Table1.A2" office:value-type="string">
            <text:p text:style-name="P4">int connect(int <text:span text:style-name="T1">sock</text:span>fd, struct sockaddr *addr, socklen_t addrlen)</text:p>
          </table:table-cell>
          <table:table-cell table:style-name="Table1.A2" office:value-type="string">
            <text:p text:style-name="P4"><text:span text:style-name="T1">Sockf</text:span>d: file descriptor to socket</text:p>
            <text:p text:style-name="P4">addr:<text:span text:style-name="T1">address of socket to connect to.</text:span></text:p>
            <text:p text:style-name="P5">Addrlen: length of addr</text:p>
          </table:table-cell>
          <table:table-cell table:style-name="Table1.D2" office:value-type="string">
            <text:p text:style-name="P5">0 if successful, -1 if error</text:p>
          </table:table-cell>
        </table:table-row>
        <table:table-row>
          <table:table-cell table:style-name="Table1.A2" office:value-type="string">
            <text:p text:style-name="P4">write</text:p>
          </table:table-cell>
          <table:table-cell table:style-name="Table1.A2" office:value-type="string">
            <text:p text:style-name="P4">ssize_t write(int fd, void* buf, size_t count)</text:p>
          </table:table-cell>
          <table:table-cell table:style-name="Table1.A2" office:value-type="string">
            <text:p text:style-name="P4">Fd: file descriptor to socket</text:p>
            <text:p text:style-name="P4">buf: data buffer to write from</text:p>
            <text:p text:style-name="P4">count: amount of bytes per buffer</text:p>
          </table:table-cell>
          <table:table-cell table:style-name="Table1.D2" office:value-type="string">
            <text:p text:style-name="P4">Number of bytes written, -1 for error</text:p>
          </table:table-cell>
        </table:table-row>
        <table:table-row>
          <table:table-cell table:style-name="Table1.A2" office:value-type="string">
            <text:p text:style-name="P4">read</text:p>
          </table:table-cell>
          <table:table-cell table:style-name="Table1.A2" office:value-type="string">
            <text:p text:style-name="P4">ssize_t read(int fd, void* buf, size_t count)</text:p>
          </table:table-cell>
          <table:table-cell table:style-name="Table1.A2" office:value-type="string">
            <text:p text:style-name="P4">Fd: file descript<text:span text:style-name="T2">o</text:span>r to socket</text:p>
            <text:p text:style-name="P4">buf: data buffer storage</text:p>
            <text:p text:style-name="P4">count: amount of bytes per buffer</text:p>
          </table:table-cell>
          <table:table-cell table:style-name="Table1.D2" office:value-type="string">
            <text:p text:style-name="P4">Number of bytes read, 0 if end of file, -1 for err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28:28.833552634</meta:creation-date>
    <dc:date>2017-10-30T16:14:49.668622290</dc:date>
    <meta:editing-duration>PT5M48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175" meta:character-count="1059" meta:non-whitespace-character-count="919"/>
  </office:meta>
</office:document-meta>
</file>